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079" officeooo:paragraph-rsid="0014d079"/>
    </style:style>
    <style:style style:name="P2" style:family="paragraph" style:parent-style-name="Standard">
      <style:text-properties officeooo:rsid="0014d079" officeooo:paragraph-rsid="00162d2a"/>
    </style:style>
    <style:style style:name="P3" style:family="paragraph" style:parent-style-name="Standard">
      <style:text-properties officeooo:rsid="00162d2a" officeooo:paragraph-rsid="00162d2a"/>
    </style:style>
    <style:style style:name="P4" style:family="paragraph" style:parent-style-name="Standard">
      <style:text-properties officeooo:rsid="001867c7" officeooo:paragraph-rsid="001867c7"/>
    </style:style>
    <style:style style:name="P5" style:family="paragraph" style:parent-style-name="Standard" style:list-style-name="L1">
      <style:text-properties officeooo:rsid="001867c7" officeooo:paragraph-rsid="001867c7"/>
    </style:style>
    <style:style style:name="T1" style:family="text">
      <style:text-properties officeooo:rsid="00162d2a"/>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Gary Miller</text:p>
      <text:p text:style-name="P1">Lab6 Report</text:p>
      <text:p text:style-name="P1"/>
      <text:p text:style-name="P1"><text:tab/>First when evaluating the program “SortingExperiment.java,” it is important to notice that there is only a single command line argument to begin with the original source code. <text:span text:style-name="T1">Which, if “verbose” is added to the execution command, the output of each trial for every algorithm is given. </text:span>In order to simplify the analysis of each individual algorithm, it is a good idea for the user to implement several command line arguments that allow the decision of only one specific or all five algorithms to run each in each execution. Also, it was decided to implement command line arguments that allow for the user to indicate the number of trials ran as long as the sample size for each execution.</text:p>
      <text:p text:style-name="P1"><text:tab/></text:p>
      <text:p text:style-name="P1"><text:tab/>In order to get the SortingExperiment.java program to execute, the classpath variable must be properly set. The needed for files for this program include both bailey.jar and profiler.jar, as well as the bin directory to direct were to put the byte code, and the curren<text:span text:style-name="T1">t</text:span> <text:span text:style-name="T1">w</text:span>orking directory were the build.xml file is located. <text:span text:style-name="T1">The <text:s/>command used to set the classpath properly is:</text:span></text:p>
      <text:p text:style-name="P2"><text:tab/><text:span text:style-name="T1">e</text:span>xport CLASSPATH=/home/m/millerg2/112/cs112S2015-<text:tab/>millerg2/lab6/SortingBenchmark/bin:/home/m/millerg2/112/cs112S2015-<text:tab/>millerg2/lab6/SortingBenchmark/lib/bailey.jar:/home/m/millerg2/112/cs112S2015-<text:tab/>millerg2/lab6/SortingBenchmark/lib/profiler.jar:.</text:p>
      <text:p text:style-name="P3">The program is then executed in the directory of the build.xml file using the command:</text:p>
      <text:p text:style-name="P3"><text:tab/>java edu.allegheny.sort.SortingExperiment args[0] args[1]</text:p>
      <text:p text:style-name="P4">where args[0] takes the arguments:</text:p>
      <text:list xml:id="list5587935484636169479" text:style-name="L1">
        <text:list-item>
          <text:p text:style-name="P5">verbose: this argument will run all five algorithms and print the output of each trial. This argument is useful for assuring the algorithms are sorting our values correctly, and outputs the number of trials, total time (milliseconds), and average trial time (milliseconds)</text:p>
        </text:list-item>
        <text:list-item>
          <text:p text:style-name="P5">all: this argument is similar to verbose in the sense that it runs all five algorithms, but it only outputs the number of trials, total time (milliseconds), and average trial time (milliseconds)</text:p>
        </text:list-item>
        <text:list-item>
          <text:p text:style-name="P5">bubble: this only runs the BubbleSort algorithm and outputs the number of trials, total time (milliseconds), and average trial time (milliseconds)</text:p>
        </text:list-item>
        <text:list-item>
          <text:p text:style-name="P5">selection: this only runs the SelectionSort algorithm and outputs the number of trials, total time (milliseconds), and average trial time (milliseconds)</text:p>
        </text:list-item>
        <text:list-item>
          <text:p text:style-name="P5">insertion: this only runs the InsertionSort algorithm and outputs the number of trials, total time (milliseconds), and average trial time (milliseconds)</text:p>
        </text:list-item>
        <text:list-item>
          <text:p text:style-name="P5">merge: this only runs the MergeSort algorithm and outputs the number of trials, total time (milliseconds), and average trial time (milliseconds)</text:p>
        </text:list-item>
        <text:list-item>
          <text:p text:style-name="P5">quick: this only runs the QuickSort algorithm and outputs the number of trials, total time (milliseconds), and average trial time (milliseconds)</text:p>
        </text:list-item>
      </text:list>
      <text:p text:style-name="P4"><text:tab/>args[1] takes the argument which declares the size of the array to be generated. This is useful to <text:tab/>analyze more accurately the efficiency of algorithms, because the user can simply type in the <text:tab/>command line a value, and see the effect on execution time as 'n' gets big.</text:p>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20:34:07.588150219</meta:creation-date>
    <dc:date>2015-03-10T19:26:57.519317058</dc:date>
    <meta:editing-duration>PT47S</meta:editing-duration>
    <meta:editing-cycles>3</meta:editing-cycles>
    <meta:generator>LibreOffice/4.2.7.2$Linux_X86_64 LibreOffice_project/420m0$Build-2</meta:generator>
    <meta:document-statistic meta:table-count="0" meta:image-count="0" meta:object-count="0" meta:page-count="1" meta:paragraph-count="17" meta:word-count="447" meta:character-count="2995" meta:non-whitespace-character-count="2562"/>
  </office:meta>
</office:document-meta>
</file>